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3a3935" style:text-outline="false" style:text-line-through-style="none" style:font-name="Times New Roman" fo:font-size="10.5pt" fo:letter-spacing="normal" fo:font-style="normal" fo:text-shadow="none" style:text-underline-style="none" fo:font-weight="normal" style:letter-kerning="false" style:font-name-asian="DejaVu Sans" style:font-size-asian="10.5pt" style:font-style-asian="normal" style:font-weight-asian="normal" style:font-name-complex="DejaVu Sans" style:font-size-complex="10.5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text-properties style:font-name="Times New Roman" fo:font-size="10.5pt" style:font-size-asian="10.5pt" style:font-size-complex="10.5pt"/>
    </style:style>
    <style:style style:name="P6" style:family="paragraph" style:parent-style-name="Standard">
      <style:paragraph-properties fo:break-before="pag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fo:break-before="column"/>
      <style:text-properties fo:color="#3a3935" style:text-outline="false" style:text-line-through-style="none" style:font-name="Times New Roman" fo:font-size="10.5pt" fo:letter-spacing="normal" fo:font-style="normal" fo:text-shadow="none" style:text-underline-style="none" fo:font-weight="normal" style:letter-kerning="false" style:font-name-asian="DejaVu Sans" style:font-size-asian="10.5pt" style:font-style-asian="normal" style:font-weight-asian="normal" style:font-name-complex="DejaVu Sans" style:font-size-complex="10.5pt" style:font-style-complex="normal" style:font-weight-complex="normal" style:text-emphasize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.801cm">
          <style:column style:rel-width="32767*" fo:start-indent="0cm" fo:end-indent="0.4cm"/>
          <style:column style:rel-width="32768*" fo:start-indent="0.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eleves;block=begin;sub1=el_col]</text:p>
      <text:section text:style-name="Sect1" text:name="Section1">
        <text:p text:style-name="P5">[eleves.nom_etab] </text:p>
        <text:p text:style-name="P5">[eleves.adr_etab.getAdr1;onformat=tbs_str;] </text:p>
        <text:p text:style-name="P5">[eleves.adr_etab.getAdr2;onformat=tbs_str;;magnet=text:p] </text:p>
        <text:p text:style-name="P5">[eleves.adr_etab.getAdr3;onformat=tbs_str;;magnet=text:p] </text:p>
        <text:p text:style-name="P5">[eleves.adr_etab.getAdr4;onformat=tbs_str;;magnet=text:p] </text:p>
        <text:p text:style-name="P5">[eleves.adr_etab.getCp] [eleves.adr_etab.getCommune;onformat=tbs_str;] <text:bookmark-start text:name="__DdeLink__2273_2045411761"/></text:p>
        <text:p text:style-name="P5">[eleves.adr_etab.getPays;magnet=text:p]<text:bookmark-end text:name="__DdeLink__2273_2045411761"/> </text:p>
        <text:p text:style-name="P5"/>
        <text:p text:style-name="P5">[eleves.tel_etab;if [val]!='';then 'tel : [val]';magnet=text:p]</text:p>
        <text:p text:style-name="P5">[eleves.fax_etab;if [val]!='';then 'fax : [val]';magnet=text:p]</text:p>
        <text:p text:style-name="P5">[eleves.mail_etab;onformat=tbs_str;if [val]!='';then 'mèl : [val]';magnet=text:p]</text:p>
        <text:p text:style-name="P5"/>
        <text:p text:style-name="P4">Ref/notif. : [eleves.notif_id]</text:p>
        <text:p text:style-name="P4"/>
        <text:p text:style-name="P4"/>
        <text:p text:style-name="P7"/>
        <text:p text:style-name="P4"/>
        <text:p text:style-name="P4"/>
        <text:p text:style-name="P1">[eleves.destinataire]</text:p>
        <text:p text:style-name="P1">[eleves.adr.getAdr1;onformat=tbs_str;]</text:p>
        <text:p text:style-name="P1">[eleves.adr.getAdr2;onformat=tbs_str;;magnet=text:p]</text:p>
        <text:p text:style-name="P1"><text:bookmark-start text:name="__DdeLink__1055_16842538961"/><text:bookmark-start text:name="__DdeLink__838_14044649751"/><text:bookmark-start text:name="__DdeLink__838_140446497531"/>[eleves.adr.getAdr3;onformat=tbs_str;;magnet=text:p]<text:bookmark-end text:name="__DdeLink__1055_16842538961"/><text:bookmark-end text:name="__DdeLink__838_14044649751"/><text:bookmark-end text:name="__DdeLink__838_140446497531"/></text:p>
        <text:p text:style-name="P1"><text:bookmark-start text:name="__DdeLink__1145_16842538961"/>[eleves.adr.getAdr4;onformat=tbs_str;;magnet=text:p]<text:bookmark-end text:name="__DdeLink__1145_16842538961"/></text:p>
        <text:p text:style-name="P1">[eleves.adr.getCp] [eleves.adr.getCommune;onformat=tbs_str;]</text:p>
        <text:p text:style-name="P1">[eleves.adr.getPays;magnet=text:p]</text:p>
        <text:p text:style-name="P1"/>
        <text:p text:style-name="P1"/>
        <text:p text:style-name="P1"/>
        <text:p text:style-name="P1"/>
        <text:p text:style-name="P1"/>
        <text:p text:style-name="P1"/>
      </text:section>
      <text:p text:style-name="P2">Le <text:bookmark-start text:name="__DdeLink__766_1424141856"/>[onshow..now;frm=dd/mm/yyyy]<text:bookmark-end text:name="__DdeLink__766_1424141856"/><text:tab/><text:tab/></text:p>
      <text:p text:style-name="P1"/>
      <text:p text:style-name="P1">Objet: Demande de justificatif d'absence</text:p>
      <text:p text:style-name="P1"/>
      <text:p text:style-name="P1">Madame, Monsieur,</text:p>
      <text:p text:style-name="P1"/>
      <text:p text:style-name="P1">J'ai le regret de vous informer que : </text:p>
      <text:p text:style-name="P1"/>
      <text:p text:style-name="P1">[eleves_sub1;block=begin][eleves_sub1.getPrenom] [eleves_sub1.getNom] élève en classe de [eleves_sub1.getClasseNomComplet;onformat=tbs_str] n'a pas assisté au(x) cours :</text:p>
      <text:p text:style-name="P1">[saisies;block=begin;p1=[eleves_sub1.getIdEleve];p2=[eleves.id_trait]][saisies.getDateDescription;onformat=tbs_str] [saisies.getGroupeNameAvecClasses;onformat=tbs_str;if [val]!='';then 'cours de [val]'] </text:p>
      <text:p text:style-name="P1">[saisies;block=end]</text:p>
      <text:p text:style-name="P1">[eleves_sub1;block=end]</text:p>
      <text:p text:style-name="P1"/>
      <text:p text:style-name="P1">Je vous prie de bien vouloir me faire connaître le motif des absences.</text:p>
      <text:p text:style-name="P1">Pour permettre un contrôle efficace des présences, toute absence d'un élève doit être justifiée par sa famille, le jour même soit par téléphone, par mail, par écrit ou par fax.</text:p>
      <text:p text:style-name="P1">Avant de regagner les cours, l'élève absent devra se présenter au bureau du Conseiller Principal d'Éducation muni de son carnet de correspondance avec un justificatif signé des parents.</text:p>
      <text:p text:style-name="P1">Veuillez agréer l'assurance de ma considération distinguée.</text:p>
      <text:p text:style-name="P1"/>
      <text:p text:style-name="P1"/>
      <text:p text:style-name="P1">Prière de renvoyer, par retour du courrier, le présent avis signé des parents :</text:p>
      <text:p text:style-name="P1"/>
      <text:p text:style-name="P1">Motif de l'absence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ate et signatures des parents :</text:p>
      <text:p text:style-name="P6">[eleves;block=end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 </meta:initial-creator>
    <meta:creation-date>2010-06-24T17:20:06</meta:creation-date>
    <dc:date>2010-08-31T23:26:42</dc:date>
    <dc:creator>Bouguin Régis</dc:creator>
    <meta:editing-duration>PT20H07M14S</meta:editing-duration>
    <meta:editing-cycles>318</meta:editing-cycles>
    <meta:generator>OpenOffice.org/3.2$Linux OpenOffice.org_project/320m12$Build-9483</meta:generator>
    <meta:document-statistic meta:table-count="0" meta:image-count="0" meta:object-count="0" meta:page-count="3" meta:paragraph-count="35" meta:word-count="176" meta:character-count="2106"/>
  </office:meta>
</office:document-meta>
</file>